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999999" draw:textarea-horizontal-align="center" draw:textarea-vertical-align="middle" draw:shadow="visibl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T1" style:family="text">
      <style:text-properties style:text-position="sub 70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1cm" draw:transform="rotate (1.5707963267946) translate (0.076cm 4.8cm)">
          <text:p text:style-name="P1">Owner LID</text:p>
        </draw:rect>
        <draw:frame draw:style-name="gr2" draw:layer="layout" svg:width="0.853cm" svg:height="0.963cm" svg:x="0.247cm" svg:y="-0.163cm">
          <draw:text-box>
            <text:p text:style-name="P2">0</text:p>
          </draw:text-box>
        </draw:frame>
        <draw:rect draw:style-name="gr3" draw:text-style-name="P1" draw:layer="layout" svg:width="4cm" svg:height="2cm" draw:transform="rotate (1.5707963267946) translate (1.076cm 4.8cm)">
          <text:p text:style-name="P1">ESN<text:span text:style-name="T1">1</text:span></text:p>
        </draw:rect>
        <draw:frame draw:style-name="gr2" draw:layer="layout" svg:width="0.853cm" svg:height="0.963cm" svg:x="1.648cm" svg:y="-0.161cm">
          <draw:text-box>
            <text:p text:style-name="P2">4</text:p>
          </draw:text-box>
        </draw:frame>
        <draw:rect draw:style-name="gr3" draw:text-style-name="P1" draw:layer="layout" svg:width="4cm" svg:height="2cm" draw:transform="rotate (1.5707963267946) translate (5.076cm 4.8cm)">
          <text:p text:style-name="P1">ESN<text:span text:style-name="T1">n</text:span></text:p>
        </draw:rect>
        <draw:line draw:style-name="gr4" draw:text-style-name="P3" draw:layer="layout" svg:x1="3.276cm" svg:y1="0.8cm" svg:x2="4.776cm" svg:y2="0.8cm">
          <text:p text:style-name="P2"/>
        </draw:line>
        <draw:line draw:style-name="gr4" draw:text-style-name="P3" draw:layer="layout" svg:x1="3.276cm" svg:y1="4.8cm" svg:x2="4.776cm" svg:y2="4.8cm">
          <text:p text:style-name="P2"/>
        </draw:line>
        <draw:frame draw:style-name="gr2" draw:layer="layout" svg:width="1.035cm" svg:height="0.963cm" svg:x="3.641cm" svg:y="2.237cm">
          <draw:text-box>
            <text:p text:style-name="P2">...</text:p>
          </draw:text-box>
        </draw:frame>
        <draw:frame draw:style-name="gr2" draw:layer="layout" svg:width="0.853cm" svg:height="0.963cm" svg:x="5.749cm" svg:y="-0.16cm">
          <draw:text-box>
            <text:p text:style-name="P2"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4cm" fo:page-height="5.2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creator>Pawel Gburzynski</dc:creator>
    <dc:date>2008-06-08T15:37:03</dc:date>
    <meta:editing-cycles>10</meta:editing-cycles>
    <meta:editing-duration>PT41M33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